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weight="bold" style:font-weight-asian="bold" style:font-weight-complex="bold"/>
    </style:style>
    <style:style style:name="P5" style:family="paragraph" style:parent-style-name="Standard">
      <style:paragraph-properties fo:line-height="150%"/>
      <style:text-properties fo:font-weight="normal" style:font-weight-asian="normal" style:font-weight-complex="normal"/>
    </style:style>
    <style:style style:name="P6" style:family="paragraph" style:parent-style-name="Standard">
      <style:paragraph-properties fo:line-height="150%" fo:text-align="justify" style:justify-single-word="false"/>
      <style:text-properties fo:font-weight="normal" style:font-weight-asian="normal" style:font-weight-complex="normal"/>
    </style:style>
    <style:style style:name="P7"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50%"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line-height="150%"/>
      <style:text-properties style:text-underline-style="none" fo:font-weight="normal" style:font-weight-asian="normal" style:font-weight-complex="normal"/>
    </style:style>
    <style:style style:name="P11"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12" style:family="paragraph" style:parent-style-name="Standard" style:list-style-name="L1">
      <style:paragraph-properties fo:line-height="150%" fo:text-align="justify" style:justify-single-word="false"/>
      <style:text-properties style:text-underline-style="none" fo:font-weight="normal" style:font-weight-asian="normal" style:font-weight-complex="normal"/>
    </style:style>
    <style:style style:name="P13" style:family="paragraph" style:parent-style-name="Standard" style:list-style-name="L2">
      <style:paragraph-properties fo:line-height="150%" fo:text-align="justify" style:justify-single-word="false"/>
      <style:text-properties style:text-underline-style="none" fo:font-weight="normal" style:font-weight-asian="normal" style:font-weight-complex="normal"/>
    </style:style>
    <style:style style:name="P14" style:family="paragraph" style:parent-style-name="Standard" style:list-style-name="L2">
      <style:paragraph-properties fo:line-height="150%"/>
      <style:text-properties style:text-underline-style="none" fo:font-weight="normal" style:font-weight-asian="normal" style:font-weight-complex="normal"/>
    </style:style>
    <style:style style:name="P15" style:family="paragraph" style:parent-style-name="Standard" style:list-style-name="L3">
      <style:paragraph-properties fo:line-height="150%"/>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RATO DE ARRENDAMIENTO</text:p>
      <text:p text:style-name="P4">PARA USO DISTINTO DEL DE VIVIENDA</text:p>
      <text:p text:style-name="P1"/>
      <text:p text:style-name="P2">En Palma de Mallorca, a día [curdate].</text:p>
      <text:p text:style-name="P1"/>
      <text:p text:style-name="P1"/>
      <text:p text:style-name="P3">REUNIDOS<text:span text:style-name="T1">, de una parte, como arrendador, </text:span>[representanteempcontrato]<text:span text:style-name="T1">, con domicilio en <text:s/>[dirrepresentanteempcontrato] y con D.N.I. </text:span>[cifrepresentanteempcontrato]<text:span text:style-name="T1">, actuando como administrador de [nomempresa], con C.I.F.: </text:span>[cifempresa]<text:span text:style-name="T1"> y con domicilio social en [dircompleta].</text:span></text:p>
      <text:p text:style-name="P6"/>
      <text:p text:style-name="P3"><text:span text:style-name="T1">Y de otra parte, como arrendatario, </text:span><text:s/>[representantecontrato]<text:span text:style-name="T1"> con D.N.I.: [cifrepresentantecontrato], con domicilio en <text:s/>[dirrerepresentantecontrato].</text:span></text:p>
      <text:p text:style-name="P6"/>
      <text:p text:style-name="P6">Actuando en su propio nombre y derecho, los otorgantes se reconocen la capacidad legal necesaria para este acto, a cuyo fin, con carácter <text:s/>previo,</text:p>
      <text:p text:style-name="P5"/>
      <text:p text:style-name="P8">EXPONEN:</text:p>
      <text:p text:style-name="P5"/>
      <text:p text:style-name="P5"/>
      <text:p text:style-name="P3">I.-<text:span text:style-name="T1"> Que </text:span>[nomempresa]<text:span text:style-name="T1"> es titular propietario del inmueble LOCAL COMERCIAL con acceso por la calle [dirvivienda], que tiene una cabida aproximada de [metrosvivienda] metros cuadrados. El citado inmueble se encuentra libre de cargas y sin ocupante alguno. </text:span><text:span text:style-name="T7"><text:s/>[representantecontrato] </text:span><text:span text:style-name="T1">conoce el estado de conservación del inmueble.</text:span></text:p>
      <text:p text:style-name="P6"/>
      <text:p text:style-name="P3">II.- <text:span text:style-name="T1">Que los otorgantes han convenido en el arrendamiento del meritado inmueble para destinarlo a la actividad comercial de </text:span><text:span text:style-name="T7"><text:s/></text:span>[representantecontrato]<text:span text:style-name="T1">, lo que llevan a efecto en este acto y según las siguientes</text:span></text:p>
      <text:p text:style-name="P5"/>
      <text:p text:style-name="P8">CONDICIONES:</text:p>
      <text:p text:style-name="P8"/>
      <text:p text:style-name="P9">Primera:<text:span text:style-name="T3"> El presente contrato se formaliza al amparo de lo dispuesto en la vigente Ley de Arrendamientos Urbanos num. 29/1994 de fecha 29 de Noviembre de 1994; razón por la que, al referirse a finca urbana destinada a uso distinto al de vivienda, se regirá en primer lugar por lo estipulado en este propio contrato, en su defecto, por lo dispuesto en la citada <text:s/>Ley de Arrendamientos Urbanos y, supletoriamente, por lo dispuesto en el vigente Código Civil.</text:span></text:p>
      <text:p text:style-name="P11"/>
      <text:p text:style-name="P9"><text:soft-page-break/>Segunda:<text:span text:style-name="T3"> <text:s/>La entidad </text:span><text:span text:style-name="T2">[nomempresa]</text:span><text:span text:style-name="T3">, en lo sucesivo el ARRENDADOR, cede el arrendamiento a <text:s/></text:span><text:span text:style-name="T4"><text:s/>[representantecontrato]</text:span><text:span text:style-name="T3">, en lo sucesivo el ARRENDATARIO, quien en tal concepto lo recibe, el inmueble LOCAL COMERCIAL, ya descrito en el expositivo primero del presente contrato, al que se remiten los otorgantes.</text:span></text:p>
      <text:p text:style-name="P11"/>
      <text:p text:style-name="P9">Tercera:<text:span text:style-name="T3"> La duración del presente contrato será la de CINCO AÑOS (5), renovables, contados a partir del día [curdate], de tal modo que el día [enddate] quedará el contrato automáticamente resuelto y rescindido, salvo que expresamente y por escrito convengan los acordantes otra cosa. En el supuesto de que el arrendador pretendiera continuar alquilando dicho inmueble, para la citada actividad, el actual arrendatario tendrá preferencia para la renovación del contrato, frente a terceros y en igualdad de condiciones.</text:span></text:p>
      <text:p text:style-name="P11"/>
      <text:p text:style-name="P9">Cuarta:<text:span text:style-name="T3"> El precio o alquiler convenido para este arrendamiento es el de [textocantidadcontrato] mensuales, pagaderos por adelantado, dentro de los siete primeros días de cada mes, <text:s/>mediante ingreso o domiciliación bancaria. Nº de Cuenta: La Caixa (Son Oliva) XXXX - XXXX - XX – XXXXXXXXXX. Sobre el precio indicado se aplicará el correspondiente recargo del IVA, en la actualidad del 21% y se realizarán cuantas obligaciones fiscales relativas al arrendamiento resulten como en la actualidad la retención del 21% de la renta en concepto del I.R.P.F.</text:span></text:p>
      <text:p text:style-name="P11"/>
      <text:p text:style-name="P11">En la fecha en que se cumpla cada año de vigencia del presente contrato, durante el plazo pactado en la anterior condición Tercera, se actualizará el alquiler convenido aplicando a la renta correspondiente a la actualidad anterior la variación porcentual experimentada por el Índice General Nacional del Sistema de Índices de Precios al Consumo en el periodo de los doce meses inmediatamente anteriores a la fecha de cada actualización el que corresponda al último que estuviera publicado en la fecha de celebración del contrato y, en las sucesivas, el que corresponda al último aplicado. La no aplicación de la actualización en la fecha convenida no supondrá en ningún caso renuncia a la misma, pudiendo incluso ser aplicada con efecto retroactivo al cumplimiento de cada anualidad.</text:p>
      <text:p text:style-name="P11"/>
      <text:p text:style-name="P11">En caso de prórroga del presente contrato, bien por la tácita reconducción o bien por cualquier otra causa, se procederá igualmente a actualizar la renta establecida también anualmente, en la misma forma e idéntico criterio al descrito en el apartado anterior.</text:p>
      <text:p text:style-name="P10"/>
      <text:p text:style-name="P9">Quinta:<text:span text:style-name="T3"> Serán a cargo del arrendatario el pago de los siguientes conceptos:</text:span></text:p>
      <text:p text:style-name="P11"/>
      <text:list xml:id="list4905375471" text:style-name="L1">
        <text:list-item>
          <text:p text:style-name="P12">El importe de todos los impuestos y arbitrios, de cualquier índole, que graven el inmueble <text:soft-page-break/>alquilado, bien estén vigente en la actualidad o bien se establezcan en el futuro.</text:p>
        </text:list-item>
        <text:list-item>
          <text:p text:style-name="P12">El importe de todos los gastos derivados de la ocupación y mantenimiento del inmueble de que se trata, incluidos gastos de consumo, de agua, luz, gas, teléfono, recogida de basuras, gastos de comunidad, etc.</text:p>
        </text:list-item>
        <text:list-item>
          <text:p text:style-name="P12">El importe de todos los gastos necesarios para la obtención de las licencias de apertura y ejercicio de la actividad a desarrollar en el inmueble, incluido el impuesto de actividades económicas y cuantos otros impuestos y gastos de toda índole pueden afectar o sean consecuencia del ejercicio de la actividad e que se trata, tanto si rigen en la actualidad como si son de nueva creación en el futuro.</text:p>
        </text:list-item>
        <text:list-item>
          <text:p text:style-name="P12">El importe de todos los gastos del personal (incluidos salarios, seguridad social, etc.) empleado en la explotación del negocio al instalarlo en el local, que se extenderá siempre y en todo caso como personal a cargo único y exclusivo del arrendatario; de tal modo que al finalizar el contrato no se le pueda exigir ningún tipo de responsabilidad al arrendador ni por posible relación laboral ni de ninguna otra clase por esos conceptos.</text:p>
        </text:list-item>
      </text:list>
      <text:p text:style-name="P10"/>
      <text:p text:style-name="P9">Sexta:<text:span text:style-name="T3"> El inmueble alquilado será destinado precisamente a la actividad de </text:span><text:span text:style-name="T4"><text:s/>Dilip Kumar Pursani</text:span><text:span text:style-name="T3">, quedándole prohibido al arrendatario la realización en él de cualquier otra actividad distinta, sin el permiso expreso y por escrito del arrendador.</text:span></text:p>
      <text:p text:style-name="P10"/>
      <text:p text:style-name="P9">Séptima:<text:span text:style-name="T3"> El arrendatario recibe el local en condiciones suficientes a sus necesidades, perfectamente conocedor de su actual situación y circunstancias, sin derecho a exigir instalaciones de ningún tipo a la propiedad.</text:span></text:p>
      <text:p text:style-name="P10"/>
      <text:p text:style-name="P11">Todas las reparaciones necesarias para el mantenimiento o conservación del local, incluso las reparaciones necesarias, serán íntegras a cargo del arrendatario, incluidas las relativas a cristales, cerraduras y demás útiles y utensilios de las instalaciones y su adecuado uso y entretenimiento, como también los gastos relativos a la conservación y reparación de las instalaciones de agua, electricidad, calefacción e instalaciones sanitarias y de servicios, desagües, aire acondicionado, tuberías, puertas, etc. Y cuantos otros sean necesarios; entendiéndose que la descripción de tales bienes es meramente enunciativa y no exhaustiva.</text:p>
      <text:p text:style-name="P10"/>
      <text:p text:style-name="P7">Octava:<text:span text:style-name="T3"> Expresamente se le prohíbe al arrendatario lo siguiente:</text:span></text:p>
      <text:p text:style-name="P10"/>
      <text:list xml:id="list2078084650" text:style-name="L2">
        <text:list-item>
          <text:p text:style-name="P13">Con carácter general, la facultad de realizar cualquier tipo de obra o reforma en el inmueble alquilado sin contar para ello con el previo consentimiento escrito del arrendador. Caso de que se realizaran obras con dicho consentimiento (y sin perjuicio de lo que particularmente se <text:soft-page-break/>conviniera al momento de la preceptiva autorización) todos los gastos derivados de tales obra o reforma serían íntegros a cargo del arrendatario.</text:p>
        </text:list-item>
        <text:list-item>
          <text:p text:style-name="P13">Igualmente con carácter general, la facultad de ceder o traspasar a cualquiera tercera persona, total o parcialmente, el local alquilado, así como la facultad de poder introducir a terceras personas ajenas a este contrato en la explotación de la actividad a desarrollar en el inmueble, sin el previo permiso escrito del arrendador. Ahora bien, si una vez iniciada la explotación del citado negocio en el local el arrendatario desea traspasarlo, podrá hacerlo siempre y cuando el/los concesionario/s ofrezca/n las debidas garantías al arrendador en orden al total y pleno cumplimiento del presente contrato y limitado el traspaso al tiempo que reste hasta cumplir los CINCO AÑOS de plazo pactado en la anterior condición TERCERA. En caso de traspaso, la participación del propietario en el precio del mismo, será el quince por ciento y además podrá elevar la renta en el porcentaje establecido en el art. 32.2 de la vigente L.A.U. 29/1994.</text:p>
        </text:list-item>
        <text:list-item>
          <text:p text:style-name="P14">La instalación de motores y maquinaria que puedan afectar a la consistencia, solidez o conservación del inmueble.</text:p>
        </text:list-item>
      </text:list>
      <text:p text:style-name="P10"/>
      <text:p text:style-name="P9">Novena:<text:span text:style-name="T3"> El arrendatario renuncia expresamente al derecho a la indemnización que se establece en el artículo 34 de la vigente Ley de Arrendamientos Urbanos, num. 29/1994, para el supuesto de que la arrendadora no consienta renovar el presente contrato, una vez expirado el plazo de CINCO AÑOS convenido en la anterior condición TERCERA; renuncia que será válida en todo caso, tanto si el arrendatario continua ejerciendo la misma actividad en otro inmueble, como si es el arrendador o un tercero quienes inician en el inmueble que de aquí se trata el desarrollo de cualquier actividad, igual o afín, a la desarrollada por el arrendatario durante la vigencia del presente contrato. Asimismo, el arrendatario también renuncia expresamente al derecho que se establece en el artículo 31 de la citada Ley, para el caso de que el arrendador proceda a la venta del local alquilado.</text:span></text:p>
      <text:p text:style-name="P11"/>
      <text:p text:style-name="P9">Décima:<text:span text:style-name="T3"> El arrendatario se obliga a suscribir una póliza de responsabilidad civil para garantizar cumplidamente cualquier daño o perjuicio que, por cualquier causa y de cualquier tipo, se pueda ocasionar tanto a terceros como al propio local alquilado. En todo caso, el arrendatario responderá solidariamente frente al arrendador de cualquier tipo de responsabilidad que, como titular del local, le puedan exigir terceros perjudicados, como responderá igualmente frente al arrendador de los daños que puedan causarse en el propio local.</text:span></text:p>
      <text:p text:style-name="P11"/>
      <text:p text:style-name="P11"><text:span text:style-name="T6">Undécima:</text:span><text:span text:style-name="T3"> Todos los gastos e impuestos derivados del otorgamient</text:span>o y vigencia del presente contrato serán íntegros a cargo del arrendatario, quien se obliga a presentarlo a la correspondiente liquidación de impuestos, así como al visado o registro de los Organismo Pertinentes.</text:p>
      <text:p text:style-name="P10"/>
      <text:p text:style-name="P9"><text:soft-page-break/>Duodécima:<text:span text:style-name="T3"> En este acto el arrendatario entrega al arrendador la cantidad de <text:s/>[fianzacontrato], en concepto de DOS MENSUALIDADES de fianza, para responder con ella, y hasta donde alcance, de las obligaciones que contrae en este acto, sin perjuicio del derecho que le asiste al arrendatario de reclamarle al primero mayor cantidad, si ello fuere procedente.</text:span></text:p>
      <text:p text:style-name="P10"/>
      <text:p text:style-name="P11">Y en prueba de conformidad, firman los que otorgan el presente contrato extendido en cinco folios de papel común, por duplicado y a un solo efecto, en lugar y fecha al principio indicados,</text:p>
      <text:p text:style-name="P10"/>
      <text:p text:style-name="P1"/>
      <text:p text:style-name="P1"><text:span text:style-name="T5">EL ARRENDADOR</text:span><text:tab/><text:tab/><text:tab/><text:tab/><text:tab/><text:tab/><text:span text:style-name="T5">LOS ARRENDATARIOS</text:span></text:p>
      <text:p text:style-name="P1"/>
      <text:p text:style-name="P1"/>
      <text:p text:style-name="P1"/>
      <text:p text:style-name="P1"/>
      <text:p text:style-name="P1"/>
      <text:p text:style-name="P1"/>
      <text:list xml:id="list1598237732" text:style-name="L3">
        <text:list-item>
          <text:p text:style-name="P15">[representanteempcontrato]<text:tab/><text:tab/><text:tab/><text:tab/> <text:s text:c="6"/>D. <text:s/>[representantecontrato]</text:p>
          <text:list>
            <text:list-item>
              <text:list>
                <text:list-item>
                  <text:list>
                    <text:list-item>
                      <text:list>
                        <text:list-item>
                          <text:list>
                            <text:list-item>
                              <text:list>
                                <text:list-item>
                                  <text:list>
                                    <text:list-item>
                                      <text:list>
                                        <text:list-item>
                                          <text:list>
                                            <text:list-header>
                                              <text:p text:style-name="P15"><text:s text:c="20"/></text:p>
                                            </text:list-header>
                                          </text:list>
                                        </text:list-item>
                                      </text:list>
                                    </text:list-item>
                                  </text:list>
                                </text:list-item>
                              </text:list>
                            </text:list-item>
                          </text:list>
                        </text:list-item>
                      </text:list>
                    </text:list-item>
                  </text:list>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ristina Marco Hernández</meta:initial-creator>
    <meta:creation-date>2007-06-19T11:34:11</meta:creation-date>
    <dc:date>2013-04-26T07:36:34</dc:date>
    <meta:printed-by>Cristina Marco Hernández</meta:printed-by>
    <meta:print-date>2007-06-19T13:32:04</meta:print-date>
    <dc:language>es-ES</dc:language>
    <meta:editing-cycles>38</meta:editing-cycles>
    <meta:editing-duration>PT3H39M2S</meta:editing-duration>
    <meta:document-statistic meta:table-count="0" meta:image-count="0" meta:object-count="0" meta:page-count="5" meta:paragraph-count="36" meta:word-count="1596" meta:character-count="10369" meta:non-whitespace-character-count="8767"/>
    <meta:user-defined meta:name="Info 1"/>
    <meta:user-defined meta:name="Info 2"/>
    <meta:user-defined meta:name="Info 3"/>
    <meta:user-defined meta:name="Info 4"/>
  </office:meta>
</office:document-meta>
</file>